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4-05-0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3-10-25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8 0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11-1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1-03-04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62487741936" calcext:value-type="float">
            <text:p>74.62624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61215483871" calcext:value-type="float">
            <text:p>74.61612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49500689655" calcext:value-type="float">
            <text:p>74.604950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59654193548" calcext:value-type="float">
            <text:p>74.59596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88861935484" calcext:value-type="float">
            <text:p>74.58888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3624" calcext:value-type="float">
            <text:p>74.57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31225" calcext:value-type="float">
            <text:p>74.513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9808" calcext:value-type="float">
            <text:p>74.49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3614285714" calcext:value-type="float">
            <text:p>74.46536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4872516129" calcext:value-type="float">
            <text:p>74.45487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34212413793" calcext:value-type="float">
            <text:p>74.433421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3029677419" calcext:value-type="float">
            <text:p>74.3593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45545806452" calcext:value-type="float">
            <text:p>74.3445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88048" calcext:value-type="float">
            <text:p>74.35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30103225807" calcext:value-type="float">
            <text:p>74.3530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00672" calcext:value-type="float">
            <text:p>74.35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56361290323" calcext:value-type="float">
            <text:p>74.3456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595875" calcext:value-type="float">
            <text:p>74.34595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8688" calcext:value-type="float">
            <text:p>74.3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52139354839" calcext:value-type="float">
            <text:p>74.33521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55384" calcext:value-type="float">
            <text:p>74.33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481325" calcext:value-type="float">
            <text:p>74.3248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6175" calcext:value-type="float">
            <text:p>74.2826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55321290323" calcext:value-type="float">
            <text:p>74.27553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61888" calcext:value-type="float">
            <text:p>74.25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8178823529" calcext:value-type="float">
            <text:p>74.2498178823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6884" calcext:value-type="float">
            <text:p>73.36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8972" calcext:value-type="float">
            <text:p>73.30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2772" calcext:value-type="float">
            <text:p>73.23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8932" calcext:value-type="float">
            <text:p>72.98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5044" calcext:value-type="float">
            <text:p>73.88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1184" calcext:value-type="float">
            <text:p>72.49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2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41" meta:object-count="0"/>
    <meta:user-defined meta:name="AppVersion">3.0</meta:user-defined>
  </office:meta>
</office:document-meta>
</file>